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c6409" officeooo:paragraph-rsid="001c6409"/>
    </style:style>
    <style:style style:name="P2" style:family="paragraph" style:parent-style-name="Standard">
      <style:text-properties officeooo:paragraph-rsid="001b7578"/>
    </style:style>
    <style:style style:name="T1" style:family="text">
      <style:text-properties officeooo:rsid="001b7578"/>
    </style:style>
    <style:style style:name="T2" style:family="text">
      <style:text-properties officeooo:rsid="001c64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&lt;&lt;any value&gt;&gt;" text:name="ANY_VALUE"/>
        <text:user-field-decl office:value-type="string" office:string-value="header value 1" text:name="HEADER_VALUE_1"/>
        <text:user-field-decl office:value-type="string" office:string-value="header value 2" text:name="HEADER_VALUE_2"/>
        <text:user-field-decl office:value-type="string" office:string-value="header value 3" text:name="HEADER_VALUE_3"/>
        <text:user-field-decl office:value-type="string" office:string-value="footer value 1" text:name="FOOTER_VALUE_1"/>
        <text:user-field-decl office:value-type="string" office:string-value="footer value 2" text:name="FOOTER_VALUE_2"/>
        <text:user-field-decl office:value-type="string" office:string-value="footer value 3" text:name="FOOTER_VALUE_3"/>
      </text:user-field-decls>
      <text:p text:style-name="P2"><text:span text:style-name="T1">SIMPLE DOCUMENT CONTAINING </text:span><text:span text:style-name="T2">SIMPLE</text:span><text:span text:style-name="T1"> HEADER AND FOOTER.<text:line-break/>Replacing one placeholder: </text:span><text:span text:style-name="T1"><text:user-field-get text:name="ANY_VALUE">&lt;&lt;any value&gt;&gt;</text:user-field-get></text:span><text:span text:style-name="T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0.5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Verdana" fo:font-size="10.5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c6409" officeooo:paragraph-rsid="001c6409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header value 1" text:name="HEADER_VALUE_1"/>
        </text:user-field-decls>
        <text:p text:style-name="MP1"><text:user-field-get text:name="HEADER_VALUE_1">header value 1</text:user-field-get></text:p>
      </style:header>
      <style:footer>
        <text:user-field-decls>
          <text:user-field-decl office:value-type="string" office:string-value="footer value 1" text:name="FOOTER_VALUE_1"/>
        </text:user-field-decls>
        <text:p text:style-name="Footer"><text:user-field-get text:name="FOOTER_VALUE_1">footer value 1</text:user-field-ge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3T10:57:14.271000000</meta:creation-date>
    <dc:date>2020-03-13T11:00:27.682000000</dc:date>
    <meta:editing-duration>PT3M13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3" meta:word-count="18" meta:character-count="122" meta:non-whitespace-character-count="107"/>
  </office:meta>
</office:document-meta>
</file>